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8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20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edia:</text:p>
          </table:table-cell>
          <table:table-cell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v. Stand.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. cuscinetti</text:p>
          </table:table-cell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rob.(&gt;1800)</text:p>
          </table:table-cell>
          <table:table-cell table:formula="of:=1-COM.MICROSOFT.NORM.DIST(1800;[.B3];[.B4];1)" office:value-type="float" office:value="0.0668072012688581" calcext:value-type="float">
            <text:p>0,066807201268858</text:p>
          </table:table-cell>
          <table:table-cell/>
          <table:table-cell table:style-name="ce3" office:value-type="string" calcext:value-type="string">
            <text:p>N. cusc(&gt;1800)</text:p>
          </table:table-cell>
          <table:table-cell table:formula="of:=[.B5]*[.B7]" office:value-type="float" office:value="33.403600634429" calcext:value-type="float">
            <text:p>33,40360063442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rob.(1000&lt;x&lt;1600)</text:p>
          </table:table-cell>
          <table:table-cell table:formula="of:=[.B10]-[.B9]" office:value-type="float" office:value="0.685252795948237" calcext:value-type="float">
            <text:p>0,685252795948237</text:p>
          </table:table-cell>
          <table:table-cell/>
          <table:table-cell table:style-name="ce3" office:value-type="string" calcext:value-type="string">
            <text:p>N.cusc(1000&lt;x&lt;1600)</text:p>
          </table:table-cell>
          <table:table-cell table:formula="of:=[.B5]*[.B8]" office:value-type="float" office:value="342.626397974119" calcext:value-type="float">
            <text:p>342,62639797411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ob.(&gt;1000)</text:p>
          </table:table-cell>
          <table:table-cell table:formula="of:=COM.MICROSOFT.NORM.DIST(1000;[.B3];[.B4];1)" office:value-type="float" office:value="0.00620966532577614" calcext:value-type="float">
            <text:p>0,00620966532577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b.(&lt;1600)</text:p>
          </table:table-cell>
          <table:table-cell table:formula="of:=COM.MICROSOFT.NORM.DIST(1600;[.B3];[.B4];1)" office:value-type="float" office:value="0.691462461274013" calcext:value-type="float">
            <text:p>0,69146246127401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naio</text:p>
          </table:table-cell>
          <table:table-cell office:value-type="string" calcext:value-type="string">
            <text:p>Febbrai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prile</text:p>
          </table:table-cell>
          <table:table-cell office:value-type="string" calcext:value-type="string">
            <text:p>Maggio</text:p>
          </table:table-cell>
          <table:table-cell table:style-name="ce3" office:value-type="string" calcext:value-type="string">
            <text:p>Somma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SUM([.A15:.E15])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naio</text:p>
          </table:table-cell>
          <table:table-cell office:value-type="string" calcext:value-type="string">
            <text:p>Febbrai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prile</text:p>
          </table:table-cell>
          <table:table-cell office:value-type="string" calcext:value-type="string">
            <text:p>Maggio</text:p>
          </table:table-cell>
          <table:table-cell table:number-columns-repeated="1019"/>
        </table:table-row>
        <table:table-row table:style-name="ro2">
          <table:table-cell table:formula="of:=[.A15]*100/[.F15]" office:value-type="float" office:value="9.62962962962963" calcext:value-type="float">
            <text:p>9,62962962962963</text:p>
          </table:table-cell>
          <table:table-cell table:formula="of:=[.B15]*100/[.F15]" office:value-type="float" office:value="27.4074074074074" calcext:value-type="float">
            <text:p>27,4074074074074</text:p>
          </table:table-cell>
          <table:table-cell table:formula="of:=[.C15]*100/[.F15]" office:value-type="float" office:value="32.5925925925926" calcext:value-type="float">
            <text:p>32,5925925925926</text:p>
          </table:table-cell>
          <table:table-cell table:formula="of:=[.D15]*100/[.F15]" office:value-type="float" office:value="22.2222222222222" calcext:value-type="float">
            <text:p>22,2222222222222</text:p>
          </table:table-cell>
          <table:table-cell table:formula="of:=[.E15]*100/[.F15]" office:value-type="float" office:value="8.14814814814815" calcext:value-type="float">
            <text:p>8,1481481481481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Valori Atte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naio</text:p>
          </table:table-cell>
          <table:table-cell office:value-type="string" calcext:value-type="string">
            <text:p>Febbrai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Aprile</text:p>
          </table:table-cell>
          <table:table-cell office:value-type="string" calcext:value-type="string">
            <text:p>Maggio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EST.CHI</text:p>
          </table:table-cell>
          <table:table-cell table:formula="of:=LEGACY.CHITEST([.A18:.E18];[.A23:.E23])" office:value-type="float" office:value="0.176291231993286" calcext:value-type="float">
            <text:p>0,176291231993286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09:56:32.492333160</meta:creation-date>
    <dc:date>2021-02-15T10:15:29.249124069</dc:date>
    <meta:editing-duration>PT18M49S</meta:editing-duration>
    <meta:editing-cycles>19</meta:editing-cycles>
    <meta:generator>LibreOffice/7.1.0.3$Linux_X86_64 LibreOffice_project/10$Build-3</meta:generator>
    <meta:document-statistic meta:table-count="1" meta:cell-count="55" meta:object-count="0"/>
  </office:meta>
</office:document-meta>
</file>